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Liberation 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style:font-name="Liberation Sans"/>
    </style:style>
    <style:style style:name="ce31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36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3" draw:style-name="gr1" draw:text-style-name="P1" svg:width="201.18mm" svg:height="99.61mm" svg:x="72.66mm" svg:y="81.81mm">
            <draw:object draw:notify-on-update-of-ranges="Tabelle1.A3:Tabelle1.A15 Tabelle1.B1:Tabelle1.B1 Tabelle1.E3:Tabelle1.E15 Tabelle1.L1:Tabelle1.L1 Tabelle1.O3:Tabelle1.O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ce23"/>
        <table:table-column table:style-name="co9" table:number-columns-repeated="2" table:default-cell-style-name="Default"/>
        <table:table-column table:style-name="co10" table:default-cell-style-name="ce29"/>
        <table:table-column table:style-name="co2" table:default-cell-style-name="ce16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Default"/>
        <table:table-column table:style-name="co9" table:default-cell-style-name="ce35"/>
        <table:table-column table:style-name="co9" table:default-cell-style-name="ce16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ce16"/>
        <table:table-column table:style-name="co9" table:default-cell-style-name="Default"/>
        <table:table-column table:style-name="co13" table:default-cell-style-name="Default"/>
        <table:table-column table:style-name="co9" table:number-columns-repeated="98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number-columns-repeated="2"/>
          <table:table-cell table:style-name="ce13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31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erreichte Ziele (in tausend Tonnen)</text:p>
          </table:table-cell>
          <table:covered-table-cell table:number-columns-repeated="2" table:style-name="ce32"/>
          <table:covered-table-cell table:style-name="ce33"/>
          <table:table-cell table:style-name="ce36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Differenz zu Pariszielen</text:p>
          </table:table-cell>
          <table:covered-table-cell table:number-columns-repeated="3" table:style-name="ce32"/>
          <table:table-cell table:style-name="ce32" table:number-columns-repeated="983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350.92mm" svg:y="0mm" draw:caption-point-x="-6.1mm" draw:caption-point-y="4.61mm">
              <dc:creator>TK</dc:creator>
              <dc:date>2019-11-01T00:00:00</dc:date>
              <text:p text:style-name="P2">Ziele bis 2020 sind linear vom 40% Prozent-Ziel für 2020</text:p>
              <text:p text:style-name="P2"/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9" table:number-columns-repeated="983"/>
          <table:table-cell table:number-columns-repeated="2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F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26"/>
          <table:table-cell table:style-name="ce12" table:formula="of:=[.$E$3]*(1-[.K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O3] - [.E3]" office:value-type="float" office:value="0" calcext:value-type="float">
            <text:p>0</text:p>
          </table:table-cell>
          <table:table-cell table:style-name="ce20"/>
          <table:table-cell table:style-name="ce24"/>
          <table:table-cell table:style-name="ce26"/>
          <table:table-cell/>
          <table:table-cell table:style-name="ce20"/>
          <table:table-cell table:style-name="ce24"/>
          <table:table-cell table:style-name="ce26"/>
          <table:table-cell table:number-columns-repeated="98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F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 table:number-columns-repeated="2"/>
          <table:table-cell table:style-name="ce12" table:formula="of:=[.$E$3]*(1-[.K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O4] - [.E4]" office:value-type="float" office:value="-109.8" calcext:value-type="float">
            <text:p>-11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F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 table:number-columns-repeated="2"/>
          <table:table-cell table:style-name="ce12" table:formula="of:=[.$E$3]*(1-[.K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O5] - [.E5]" office:value-type="float" office:value="-289.6" calcext:value-type="float">
            <text:p>-29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F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 table:number-columns-repeated="2"/>
          <table:table-cell table:style-name="ce12" table:formula="of:=[.$E$3]*(1-[.K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O6] - [.E6]" office:value-type="float" office:value="-372.4" calcext:value-type="float">
            <text:p>-372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2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Quelle: Klimaschutzkonzept 2020, S. 30</text:p>
            </office:annotation>
            <text:p>2295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F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style-name="ce12" table:formula="of:=[.$E$3]*(1-[.K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O7] - [.E7]" office:value-type="float" office:value="-314.96" calcext:value-type="float">
            <text:p>-315</text:p>
          </table:table-cell>
          <table:table-cell table:style-name="ce20"/>
          <table:table-cell table:style-name="ce24" office:value-type="string" calcext:value-type="string">
            <text:p>TODO; dafür nützlich: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style-name="ce24"/>
          <table:table-cell/>
          <table:table-cell table:style-name="ce20"/>
          <table:table-cell table:style-name="ce24" office:value-type="string" calcext:value-type="string">
            <text:p>TODO</text:p>
          </table:table-cell>
          <table:table-cell table:style-name="ce24"/>
          <table:table-cell table:number-columns-repeated="98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F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 table:number-columns-repeated="2"/>
          <table:table-cell table:style-name="ce12" table:formula="of:=[.$E$3]*(1-[.K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O8] - [.E8]" office:value-type="float" office:value="-270.2" calcext:value-type="float">
            <text:p>-27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F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 table:number-columns-repeated="2"/>
          <table:table-cell table:style-name="ce12" table:formula="of:=[.$E$3]*(1-[.K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O9] - [.E9]" office:value-type="float" office:value="-248.76" calcext:value-type="float">
            <text:p>-24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3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Zahlen aus Plot abgelesen, ungenau!</text:p>
              <text:p text:style-name="P2">Quelle: S. 13/15, Klimabilanz 2017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F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 table:number-columns-repeated="2"/>
          <table:table-cell table:style-name="ce12" table:formula="of:=[.$E$3]*(1-[.K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O10] - [.E10]" office:value-type="float" office:value="-339" calcext:value-type="float">
            <text:p>-33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F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 table:number-columns-repeated="2"/>
          <table:table-cell table:style-name="ce12" table:formula="of:=[.$E$3]*(1-[.K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O11] - [.E11]" office:value-type="float" office:value="-336.56" calcext:value-type="float">
            <text:p>-337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F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 table:number-columns-repeated="2"/>
          <table:table-cell table:style-name="ce12" table:formula="of:=[.$E$3]*(1-[.K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O12] - [.E12]" office:value-type="float" office:value="-343.12" calcext:value-type="float">
            <text:p>-343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8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/>
          <table:table-cell table:style-name="ce11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 table:number-columns-repeated="2"/>
          <table:table-cell table:style-name="ce12" table:formula="of:=[.$E$3]*(1-[.K13])" office:value-type="float" office:value="1577.32" calcext:value-type="float">
            <text:p>1577,32</text:p>
          </table:table-cell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 table:number-columns-repeated="2"/>
          <table:table-cell table:style-name="ce12" table:formula="of:=[.$E$3]*(1-[.K14])" office:value-type="float" office:value="1543.76" calcext:value-type="float">
            <text:p>1543,76</text:p>
          </table:table-cell>
          <table:table-cell table:style-name="ce15"/>
          <table:table-cell table:number-columns-repeated="99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table:number-columns-repeated="2"/>
          <table:table-cell table:style-name="ce10"/>
          <table:table-cell table:style-name="ce12"/>
          <table:table-cell table:style-name="ce17"/>
          <table:table-cell table:style-name="ce4"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 table:number-columns-repeated="2"/>
          <table:table-cell table:style-name="ce12" table:formula="of:=[.$E$3]*(1-[.K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style-name="ce12" table:number-columns-repeated="3"/>
          <table:table-cell table:style-name="ce37"/>
          <table:table-cell table:style-name="ce12" table:number-columns-repeated="98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996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luth</meta:initial-creator>
    <meta:creation-date>2019-11-01T13:07:06.786804581</meta:creation-date>
    <dc:date>2019-11-01T17:58:45.372040286</dc:date>
    <dc:creator>Thomas Kluth</dc:creator>
    <meta:editing-duration>PT24M58S</meta:editing-duration>
    <meta:editing-cycles>5</meta:editing-cycles>
    <meta:generator>LibreOffice/6.2.8.2$Linux_X86_64 LibreOffice_project/20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19cm" svg:height="9.962cm" xlink:href=".." xlink:type="simple" chart:class="chart:line" chart:style-name="ch1">
        <chart:legend chart:legend-position="end" svg:x="13.113cm" svg:y="4.234cm" style:legend-expansion="high" chart:style-name="ch2"/>
        <chart:plot-area chart:style-name="ch3" table:cell-range-address="Tabelle1.A3:Tabelle1.A15 Tabelle1.B1:Tabelle1.B1 Tabelle1.E3:Tabelle1.E15 Tabelle1.L1:Tabelle1.L1 Tabelle1.O3:Tabelle1.O15" chart:data-source-has-labels="both" svg:x="0.402cm" svg:y="0.199cm" svg:width="12.309cm" svg:height="9.564cm">
          <chartooo:coordinate-region svg:x="1.394cm" svg:y="0.398cm" svg:width="10.945cm" svg:height="8.718cm"/>
          <chart:axis chart:dimension="x" chart:name="primary-x" chart:style-name="ch4" chartooo:axis-type="auto">
            <chartooo:date-scale/>
            <chart:categories table:cell-range-address="Tabelle1.A3:Tabelle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E3:Tabelle1.E15" chart:label-cell-address="Tabelle1.B1:Tabelle1.B1" chart:class="chart:line">
            <chart:data-point chart:repeated="13"/>
          </chart:series>
          <chart:series chart:style-name="ch7" chart:values-cell-range-address="Tabelle1.O3:Tabelle1.O15" chart:label-cell-address="Tabelle1.L1:Tabelle1.L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O3:Tabelle1.O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